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640000004BD65F4D874300EF3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8.71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18.7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" style:family="table">
      <style:table-properties style:width="18.71cm" fo:margin-left="0cm" fo:margin-top="0cm" fo:margin-bottom="0cm" table:align="left" style:writing-mode="lr-tb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7.197cm"/>
    </style:style>
    <style:style style:name="Table1.D" style:family="table-column">
      <style:table-column-properties style:column-width="7.01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8.71cm" fo:margin-left="0cm" fo:margin-top="0cm" fo:margin-bottom="0cm" table:align="left" style:writing-mode="lr-tb"/>
    </style:style>
    <style:style style:name="Table2.A" style:family="table-column">
      <style:table-column-properties style:column-width="18.7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8.71cm" fo:margin-left="0cm" fo:margin-top="0cm" fo:margin-bottom="0cm" table:align="left" style:writing-mode="lr-tb"/>
    </style:style>
    <style:style style:name="Table3.A" style:family="table-column">
      <style:table-column-properties style:column-width="18.7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8.71cm" fo:margin-left="0cm" fo:margin-top="0cm" fo:margin-bottom="0cm" table:align="left" style:writing-mode="lr-tb"/>
    </style:style>
    <style:style style:name="Tabela9.A" style:family="table-column">
      <style:table-column-properties style:column-width="18.7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8.71cm" fo:margin-left="0cm" fo:margin-top="0cm" fo:margin-bottom="0cm" table:align="left" style:writing-mode="lr-tb"/>
    </style:style>
    <style:style style:name="Tabela10.A" style:family="table-column">
      <style:table-column-properties style:column-width="18.71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8.71cm" fo:margin-left="0cm" fo:margin-top="0cm" fo:margin-bottom="0cm" table:align="left" style:writing-mode="lr-tb"/>
    </style:style>
    <style:style style:name="Tabela3.A" style:family="table-column">
      <style:table-column-properties style:column-width="18.7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4" style:family="table">
      <style:table-properties style:width="18.71cm" fo:margin-left="0cm" fo:margin-top="0cm" fo:margin-bottom="0cm" table:align="left" style:writing-mode="lr-tb"/>
    </style:style>
    <style:style style:name="Tabela4.A" style:family="table-column">
      <style:table-column-properties style:column-width="18.7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8.71cm" fo:margin-left="0cm" fo:margin-top="0cm" fo:margin-bottom="0cm" table:align="left" style:writing-mode="lr-tb"/>
    </style:style>
    <style:style style:name="Tabela7.A" style:family="table-column">
      <style:table-column-properties style:column-width="18.7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8.71cm" fo:margin-left="0cm" fo:margin-top="0cm" fo:margin-bottom="0cm" table:align="left" style:writing-mode="lr-tb"/>
    </style:style>
    <style:style style:name="Tabela8.A" style:family="table-column">
      <style:table-column-properties style:column-width="18.7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Tahoma" fo:font-size="11pt" style:font-size-asian="11pt" style:font-name-complex="Tahoma1" style:font-size-complex="11pt"/>
    </style:style>
    <style:style style:name="P2" style:family="paragraph" style:parent-style-name="Standard">
      <style:paragraph-properties fo:margin-left="2.498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4" style:family="paragraph" style:parent-style-name="Header">
      <style:paragraph-properties fo:text-align="center" style:justify-single-word="false"/>
      <style:text-properties style:font-name="Verdana" fo:font-size="8pt" fo:font-weight="bold" style:font-size-asian="8pt" style:font-weight-asian="bold" style:font-name-complex="Tahoma1" style:font-size-complex="14pt"/>
    </style:style>
    <style:style style:name="P5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6" style:family="paragraph" style:parent-style-name="Standard">
      <style:text-properties style:font-size-complex="11pt"/>
    </style:style>
    <style:style style:name="P7" style:family="paragraph" style:parent-style-name="Standard">
      <style:text-properties officeooo:paragraph-rsid="0017c886" style:font-size-complex="11pt"/>
    </style:style>
    <style:style style:name="P8" style:family="paragraph" style:parent-style-name="Standard">
      <style:text-properties officeooo:paragraph-rsid="002068eb" style:font-size-complex="11pt"/>
    </style:style>
    <style:style style:name="P9" style:family="paragraph" style:parent-style-name="Standard">
      <style:text-properties officeooo:paragraph-rsid="00302c8f" style:font-size-complex="11pt"/>
    </style:style>
    <style:style style:name="P10" style:family="paragraph" style:parent-style-name="Standard">
      <style:text-properties officeooo:paragraph-rsid="002a0d8f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weight="bold" officeooo:rsid="002952c6" officeooo:paragraph-rsid="002952c6" style:font-size-asian="12pt" style:font-weight-asian="bold" style:font-name-complex="Arial1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officeooo:rsid="00295bc4" officeooo:paragraph-rsid="00295bc4" style:font-size-asian="12pt" style:font-weight-asian="bold" style:font-name-complex="Arial1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bold" officeooo:rsid="002a0d8f" officeooo:paragraph-rsid="002a0d8f" style:font-size-asian="12pt" style:font-weight-asian="bold" style:font-name-complex="Arial1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officeooo:rsid="002be06a" officeooo:paragraph-rsid="002be06a" style:font-size-asian="12pt" style:font-weight-asian="bold" style:font-name-complex="Arial1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weight="bold" officeooo:rsid="00302c8f" officeooo:paragraph-rsid="00302c8f" style:font-size-asian="12pt" style:font-weight-asian="bold" style:font-name-complex="Arial1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officeooo:paragraph-rsid="002068eb" style:font-size-asian="12pt" style:font-name-complex="Arial1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officeooo:rsid="002952c6" officeooo:paragraph-rsid="002952c6" style:font-size-asian="12pt" style:font-name-complex="Arial1" style:font-size-complex="11pt"/>
    </style:style>
    <style:style style:name="P20" style:family="paragraph" style:parent-style-name="Standard">
      <style:text-properties fo:font-size="12pt" style:font-size-asian="12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2pt" style:font-size-asian="12pt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size="12pt" officeooo:paragraph-rsid="0017c886" style:font-size-asian="12pt" style:font-size-complex="11pt"/>
    </style:style>
    <style:style style:name="P23" style:family="paragraph" style:parent-style-name="Standard">
      <style:paragraph-properties fo:text-align="justify" style:justify-single-word="false"/>
      <style:text-properties fo:font-size="12pt" officeooo:paragraph-rsid="002952c6" style:font-size-asian="12pt" style:font-size-complex="11pt"/>
    </style:style>
    <style:style style:name="P24" style:family="paragraph" style:parent-style-name="Standard">
      <style:paragraph-properties fo:text-align="justify" style:justify-single-word="false"/>
      <style:text-properties fo:font-size="12pt" officeooo:paragraph-rsid="00295bc4" style:font-size-asian="12pt" style:font-size-complex="11pt"/>
    </style:style>
    <style:style style:name="P25" style:family="paragraph" style:parent-style-name="Standard">
      <style:paragraph-properties fo:text-align="justify" style:justify-single-word="false"/>
      <style:text-properties fo:font-size="12pt" officeooo:paragraph-rsid="002be06a" style:font-size-asian="12pt" style:font-size-complex="11pt"/>
    </style:style>
    <style:style style:name="P26" style:family="paragraph" style:parent-style-name="Standard">
      <style:paragraph-properties fo:text-align="justify" style:justify-single-word="false"/>
      <style:text-properties fo:font-size="12pt" officeooo:paragraph-rsid="00302c8f" style:font-size-asian="12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2pt" officeooo:rsid="002952c6" officeooo:paragraph-rsid="002952c6" style:font-size-asian="12pt" style:font-size-complex="11pt"/>
    </style:style>
    <style:style style:name="P28" style:family="paragraph" style:parent-style-name="Standard">
      <style:text-properties fo:font-size="12pt" officeooo:paragraph-rsid="002952c6" style:font-size-asian="12pt" style:font-size-complex="11pt"/>
    </style:style>
    <style:style style:name="P29" style:family="paragraph" style:parent-style-name="Standard">
      <style:text-properties fo:font-size="12pt" officeooo:rsid="002ce7f5" officeooo:paragraph-rsid="002ce7f5" style:font-size-asian="12pt" style:font-size-complex="11pt"/>
    </style:style>
    <style:style style:name="P30" style:family="paragraph" style:parent-style-name="Standard">
      <style:paragraph-properties fo:text-align="justify" style:justify-single-word="false"/>
      <style:text-properties fo:font-size="12pt" officeooo:rsid="0016622a" officeooo:paragraph-rsid="002a0d8f" style:font-size-asian="12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2pt" officeooo:rsid="00353617" officeooo:paragraph-rsid="00353617" style:font-size-asian="12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2pt" fo:font-weight="bold" officeooo:rsid="002952c6" officeooo:paragraph-rsid="002952c6" style:font-size-asian="12pt" style:font-weight-asian="bold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2pt" fo:font-weight="bold" officeooo:rsid="002ce7f5" officeooo:paragraph-rsid="002ce7f5" style:font-size-asian="12pt" style:font-weight-asian="bold" style:font-size-complex="11pt"/>
    </style:style>
    <style:style style:name="P34" style:family="paragraph" style:parent-style-name="Standard">
      <style:paragraph-properties fo:text-align="justify" style:justify-single-word="false"/>
      <style:text-properties officeooo:paragraph-rsid="002a0d8f"/>
    </style:style>
    <style:style style:name="P35" style:family="paragraph" style:parent-style-name="Standard">
      <style:text-properties fo:color="#ff0000" fo:font-size="12pt" officeooo:paragraph-rsid="002157ce" style:font-size-asian="12pt" style:font-size-complex="12pt"/>
    </style:style>
    <style:style style:name="P36" style:family="paragraph" style:parent-style-name="Standard">
      <style:text-properties fo:color="#ff0000" fo:font-size="12pt" officeooo:rsid="002f9362" officeooo:paragraph-rsid="002f9362" style:font-size-asian="12pt" style:font-size-complex="12pt"/>
    </style:style>
    <style:style style:name="P37" style:family="paragraph" style:parent-style-name="Standard">
      <style:text-properties fo:color="#ff0000" fo:font-size="12pt" officeooo:paragraph-rsid="00302c8f" style:font-size-asian="12pt" style:font-size-complex="12pt"/>
    </style:style>
    <style:style style:name="P38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Tahoma" fo:font-size="11pt" officeooo:rsid="0016622a" style:font-size-asian="11pt" style:font-name-complex="Tahoma1" style:font-size-complex="11pt"/>
    </style:style>
    <style:style style:name="P39" style:family="paragraph" style:parent-style-name="Standard" style:list-style-name="L1">
      <style:text-properties fo:color="#ff0000" fo:font-size="12pt" officeooo:paragraph-rsid="002157ce" style:font-size-asian="12pt" style:font-size-complex="12pt"/>
    </style:style>
    <style:style style:name="P40" style:family="paragraph" style:parent-style-name="Standard" style:list-style-name="L1">
      <style:text-properties fo:color="#ff0000" fo:font-size="12pt" officeooo:paragraph-rsid="0017c886" style:font-size-asian="12pt" style:font-size-complex="12pt"/>
    </style:style>
    <style:style style:name="P41" style:family="paragraph" style:parent-style-name="Standard" style:list-style-name="L1">
      <style:text-properties fo:color="#ff0000" fo:font-size="12pt" officeooo:paragraph-rsid="00302c8f" style:font-size-asian="12pt" style:font-size-complex="12pt"/>
    </style:style>
    <style:style style:name="P42" style:family="paragraph" style:parent-style-name="Standard" style:list-style-name="L1">
      <style:text-properties fo:color="#ff0000" fo:font-size="12pt" officeooo:rsid="002ce7f5" officeooo:paragraph-rsid="002f9362" style:font-size-asian="12pt" style:font-size-complex="12pt"/>
    </style:style>
    <style:style style:name="P43" style:family="paragraph" style:parent-style-name="Standard" style:list-style-name="L1">
      <style:text-properties fo:color="#ff0000" fo:font-size="12pt" officeooo:rsid="00302c8f" officeooo:paragraph-rsid="00302c8f" style:font-size-asian="12pt" style:font-size-complex="12pt"/>
    </style:style>
    <style:style style:name="P44" style:family="paragraph" style:parent-style-name="Standard" style:list-style-name="L1">
      <style:text-properties fo:color="#ff0000" fo:font-size="12pt" officeooo:rsid="002f9362" officeooo:paragraph-rsid="002f9362" style:font-size-asian="12pt" style:font-size-complex="12pt"/>
    </style:style>
    <style:style style:name="T1" style:family="text">
      <style:text-properties officeooo:rsid="0017c886"/>
    </style:style>
    <style:style style:name="T2" style:family="text">
      <style:text-properties style:font-name="Tahoma" fo:font-size="11pt" style:font-size-asian="11pt" style:font-name-complex="Tahoma1" style:font-size-complex="11pt"/>
    </style:style>
    <style:style style:name="T3" style:family="text">
      <style:text-properties style:font-name="Tahoma" fo:font-size="11pt" officeooo:rsid="0016622a" style:font-size-asian="11pt" style:font-name-complex="Tahoma1" style:font-size-complex="11pt"/>
    </style:style>
    <style:style style:name="T4" style:family="text">
      <style:text-properties style:font-name="Verdana" fo:font-size="14pt" fo:font-weight="bold" style:font-size-asian="14pt" style:font-weight-asian="bold" style:font-name-complex="Tahoma1" style:font-size-complex="14pt"/>
    </style:style>
    <style:style style:name="T5" style:family="text">
      <style:text-properties style:font-name="Verdana" fo:font-size="14pt" fo:font-weight="bold" officeooo:rsid="00341646" style:font-size-asian="14pt" style:font-weight-asian="bold" style:font-name-complex="Tahoma1" style:font-size-complex="14pt"/>
    </style:style>
    <style:style style:name="T6" style:family="text">
      <style:text-properties style:font-name="Verdana" fo:font-size="14pt" fo:font-weight="bold" officeooo:rsid="0016622a" style:font-size-asian="14pt" style:font-weight-asian="bold" style:font-name-complex="Tahoma1" style:font-size-complex="14pt"/>
    </style:style>
    <style:style style:name="T7" style:family="text">
      <style:text-properties officeooo:rsid="0016622a"/>
    </style:style>
    <style:style style:name="T8" style:family="text">
      <style:text-properties fo:font-size="12pt" officeooo:rsid="0016622a" style:font-size-asian="12pt" style:font-size-complex="11pt"/>
    </style:style>
    <style:style style:name="T9" style:family="text">
      <style:text-properties fo:font-size="12pt" officeooo:rsid="002a0d8f" style:font-size-asian="12pt" style:font-size-complex="11pt"/>
    </style:style>
    <style:style style:name="T10" style:family="text">
      <style:text-properties officeooo:rsid="002068eb"/>
    </style:style>
    <style:style style:name="T11" style:family="text">
      <style:text-properties officeooo:rsid="002157ce"/>
    </style:style>
    <style:style style:name="T12" style:family="text">
      <style:text-properties officeooo:rsid="00235403"/>
    </style:style>
    <style:style style:name="T13" style:family="text">
      <style:text-properties officeooo:rsid="0025f493"/>
    </style:style>
    <style:style style:name="T14" style:family="text">
      <style:text-properties officeooo:rsid="002952c6"/>
    </style:style>
    <style:style style:name="T15" style:family="text">
      <style:text-properties officeooo:rsid="00295bc4"/>
    </style:style>
    <style:style style:name="T16" style:family="text">
      <style:text-properties officeooo:rsid="002be06a"/>
    </style:style>
    <style:style style:name="T17" style:family="text">
      <style:text-properties officeooo:rsid="002ce7f5"/>
    </style:style>
    <style:style style:name="T18" style:family="text">
      <style:text-properties officeooo:rsid="002e161e"/>
    </style:style>
    <style:style style:name="T19" style:family="text">
      <style:text-properties officeooo:rsid="002f9362"/>
    </style:style>
    <style:style style:name="T20" style:family="text">
      <style:text-properties officeooo:rsid="00302c8f"/>
    </style:style>
    <style:style style:name="T21" style:family="text">
      <style:text-properties officeooo:rsid="0030682f"/>
    </style:style>
    <style:style style:name="T22" style:family="text">
      <style:text-properties officeooo:rsid="0031a7ba"/>
    </style:style>
    <style:style style:name="T23" style:family="text">
      <style:text-properties officeooo:rsid="0033a523"/>
    </style:style>
    <style:style style:name="T24" style:family="text">
      <style:text-properties officeooo:rsid="0036d3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<text:span text:style-name="T14">Equipe, </text:span>Título <text:span text:style-name="T13">d</text:span>o Projeto <text:span text:style-name="T13">e Tema</text:span></text:p>
          </table:table-cell>
        </table:table-row>
        <table:table-row table:style-name="Tabela1.1">
          <table:table-cell table:style-name="Tabela1.A1" office:value-type="string">
            <text:p text:style-name="P19"><text:span text:style-name="T17">&lt; </text:span>Equip<text:span text:style-name="T17">e X &gt;</text:span></text:p>
          </table:table-cell>
        </table:table-row>
        <table:table-row table:style-name="Tabela1.1">
          <table:table-cell table:style-name="Tabela1.A3" office:value-type="string">
            <text:p text:style-name="P18">&lt; <text:span text:style-name="T12">Tema </text:span>&gt;</text:p>
          </table:table-cell>
        </table:table-row>
        <table:table-row table:style-name="Tabela1.1">
          <table:table-cell table:style-name="Tabela1.A3" office:value-type="string">
            <text:p text:style-name="P17">&lt;<text:span text:style-name="T12">T</text:span>ítulo &gt;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2">Controle de versã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2">Versão</text:p>
          </table:table-cell>
          <table:table-cell table:style-name="Table1.A1" office:value-type="string">
            <text:p text:style-name="P32">Data</text:p>
          </table:table-cell>
          <table:table-cell table:style-name="Table1.A2" office:value-type="string">
            <text:p text:style-name="P32">Autores</text:p>
          </table:table-cell>
          <table:table-cell table:style-name="Table1.A1" office:value-type="string">
            <text:p text:style-name="P33">Descrição</text:p>
          </table:table-cell>
        </table:table-row>
        <table:table-row table:style-name="Table1.1">
          <table:table-cell table:style-name="Table1.A2" office:value-type="string">
            <text:p text:style-name="P27">1</text:p>
          </table:table-cell>
          <table:table-cell table:style-name="Table1.A1" office:value-type="string">
            <text:p text:style-name="P31">&lt; data &gt;</text:p>
          </table:table-cell>
          <table:table-cell table:style-name="Table1.A2" office:value-type="string">
            <text:p text:style-name="P20">&lt; Nome <text:span text:style-name="T14">dos a</text:span>luno<text:span text:style-name="T14">s </text:span>&gt;</text:p>
          </table:table-cell>
          <table:table-cell table:style-name="Table1.A1" office:value-type="string">
            <text:p text:style-name="P29">&lt; Etapa 1 &gt;</text:p>
          </table:table-cell>
        </table:table-row>
        <table:table-row table:style-name="Table1.1">
          <table:table-cell table:style-name="Table1.A4" office:value-type="string">
            <text:p text:style-name="P27">2</text:p>
          </table:table-cell>
          <table:table-cell table:style-name="Table1.B4" office:value-type="string">
            <text:p text:style-name="P31">&lt; data &gt;</text:p>
          </table:table-cell>
          <table:table-cell table:style-name="Table1.A4" office:value-type="string">
            <text:p text:style-name="P28">&lt; Nome <text:span text:style-name="T14">dos a</text:span>luno<text:span text:style-name="T14">s </text:span>&gt;</text:p>
          </table:table-cell>
          <table:table-cell table:style-name="Table1.B4" office:value-type="string">
            <text:p text:style-name="P29">&lt; Etapa 2 &gt;</text:p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Tudo da Etapa 1 → De acordo como foi solicitado nessa etapa</text:p>
          </table:table-cell>
        </table:table-row>
      </table:table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Mudanças no Projeto desde a Etapa 1 </text:p>
          </table:table-cell>
        </table:table-row>
        <table:table-row table:style-name="Table3.1">
          <table:table-cell table:style-name="Table3.A1" office:value-type="string">
            <text:p text:style-name="P26">&lt; <text:span text:style-name="T20">Resumo das mudanças </text:span>&gt;</text:p>
          </table:table-cell>
        </table:table-row>
      </table:table>
      <text:p text:style-name="P9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2">Visão Geral do Sistemas</text:p>
          </table:table-cell>
        </table:table-row>
        <table:table-row table:style-name="Tabela9.1">
          <table:table-cell table:style-name="Tabela9.A1" office:value-type="string">
            <text:p text:style-name="P22">&lt; <text:span text:style-name="T14">Visão geral deste projeto, mínimo de 15 até 25 linhas </text:span>&gt;</text:p>
          </table:table-cell>
        </table:table-row>
      </table:table>
      <text:p text:style-name="P7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2">Requisitos Funcionais e <text:span text:style-name="T22">não funcionais</text:span></text:p>
          </table:table-cell>
        </table:table-row>
        <table:table-row table:style-name="Tabela10.1">
          <table:table-cell table:style-name="Tabela10.A1" office:value-type="string">
            <text:p text:style-name="P23">&lt; <text:span text:style-name="T17">M</text:span>ínimo de cinco requisitos funcionais <text:span text:style-name="T22">(e seus não funcionais) </text:span>&gt;</text:p>
            <text:p text:style-name="P23">&lt; <text:span text:style-name="T17">F</text:span>ormato da documentação dos requisitos funcionais e não funcionais ver no slide <text:span text:style-name="T14">22</text:span> do arquivo Aula <text:span text:style-name="T14">3</text:span> – RUP – Concepção.pdf &gt;</text:p>
          </table:table-cell>
        </table:table-row>
      </table:table>
      <text:p text:style-name="P7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3">Diagrama de Caso de Uso</text:p>
          </table:table-cell>
        </table:table-row>
        <table:table-row table:style-name="Tabela3.1">
          <table:table-cell table:style-name="Tabela3.A1" office:value-type="string">
            <text:p text:style-name="P25">&lt; <text:span text:style-name="T17">A</text:span>presentar o <text:span text:style-name="T16">diagrama de </text:span>caso de uso que compõe o sistema &gt;</text:p>
            <text:p text:style-name="P24">&lt; <text:span text:style-name="T17">A</text:span>presentar os casos de uso que compõe o sistema, destacando as principais funcionalidades &gt;</text:p>
          </table:table-cell>
        </table:table-row>
        <table:table-row table:style-name="Tabela3.1">
          <table:table-cell table:style-name="Tabela3.A3" office:value-type="string">
            <text:p text:style-name="P24">2.5.1 CASO DE USO 1</text:p>
          </table:table-cell>
        </table:table-row>
        <table:table-row table:style-name="Tabela3.1">
          <table:table-cell table:style-name="Tabela3.A3" office:value-type="string">
            <text:p text:style-name="P24">[documentar o diagrama apresentado conforme slide <text:span text:style-name="T15">1</text:span>9 do arquivo Aula 4 – RUP – Concepção.pdf]</text:p>
          </table:table-cell>
        </table:table-row>
        <table:table-row table:style-name="Tabela3.1">
          <table:table-cell table:style-name="Tabela3.A3" office:value-type="string">
            <text:p text:style-name="P24">2.5.2 CASO DE USO 2</text:p>
          </table:table-cell>
        </table:table-row>
        <table:table-row table:style-name="Tabela3.1">
          <table:table-cell table:style-name="Tabela3.A3" office:value-type="string">
            <text:p text:style-name="P24">[documentar o diagrama apresentado conforme slide <text:span text:style-name="T15">1</text:span>9 do arquivo Aula 4 – RUP – Concepção.pdf]</text:p>
          </table:table-cell>
        </table:table-row>
        <table:table-row table:style-name="Tabela3.1">
          <table:table-cell table:style-name="Tabela3.A3" office:value-type="string">
            <text:p text:style-name="P24">...</text:p>
          </table:table-cell>
        </table:table-row>
      </table:table>
      <text:p text:style-name="P6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4">Planejamento do Desenvolvimento</text:p>
          </table:table-cell>
        </table:table-row>
        <table:table-row table:style-name="Tabela4.1">
          <table:table-cell table:style-name="Tabela4.A1" office:value-type="string">
            <text:p text:style-name="P34"><text:span text:style-name="T8">&lt; Cronograma e detalhamento das atividades de implementação, incluindo a estimativa de tempo a ser gasto em cada Caso de Uso descrito na seção 2.5. Considere o tempo total do projeto de </text:span><text:span text:style-name="T9">4 meses</text:span><text:span text:style-name="T8">. &gt;</text:span></text:p>
            <text:p text:style-name="P30"/>
            <text:p text:style-name="P34"><text:span text:style-name="T8">&lt; Exemplo no</text:span><text:span text:style-name="T9">s</text:span><text:span text:style-name="T8"> slides </text:span><text:span text:style-name="T9">28 e 29</text:span><text:span text:style-name="T8"> do arquivo Aula 4 – RUP – Concepção.pdf] &gt;</text:span></text:p>
          </table:table-cell>
        </table:table-row>
      </table:table>
      <text:p text:style-name="P6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5">Glossário</text:p>
          </table:table-cell>
        </table:table-row>
        <table:table-row table:style-name="Tabela7.1">
          <table:table-cell table:style-name="Tabela7.A1" office:value-type="string">
            <text:p text:style-name="P21">&lt; <text:span text:style-name="T17">Possíveis termos desconhecidos para envolvidos no projeto </text:span>&gt;</text:p>
          </table:table-cell>
        </table:table-row>
      </table:table>
      <text:p text:style-name="P6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1">Observações</text:p>
          </table:table-cell>
        </table:table-row>
        <table:table-row table:style-name="Tabela8.1">
          <table:table-cell table:style-name="Tabela8.A1" office:value-type="string">
            <text:p text:style-name="P21">&lt; <text:span text:style-name="T10">E</text:span>spaço destinado para qualquer informação pertinente ao projeto <text:span text:style-name="T18">(etapa 2) </text:span>que não tenha espaço reservado acima &gt;</text:p>
          </table:table-cell>
        </table:table-row>
      </table:table>
      <text:p text:style-name="P6"/>
      <text:p text:style-name="P35"/>
      <text:p text:style-name="P35"/>
      <text:p text:style-name="P35"><text:soft-page-break/>Observações referentes a avaliação do projeto:</text:p>
      <text:list xml:id="list2272803719" text:style-name="L1">
        <text:list-item>
          <text:p text:style-name="P39">Esta etapa valerá até <text:span text:style-name="T10">20</text:span> pontos <text:span text:style-name="T11">(Contando o documento e a apresentação)</text:span>;</text:p>
        </text:list-item>
        <text:list-item>
          <text:p text:style-name="P39">A data de entrega é <text:span text:style-name="T16">05</text:span>/0<text:span text:style-name="T23">5</text:span>/<text:span text:style-name="T11">2019</text:span> <text:span text:style-name="T11">e a apresentação no dia 06/05/2019</text:span>;</text:p>
        </text:list-item>
        <text:list-item>
          <text:p text:style-name="P42">Entreg<text:span text:style-name="T19">ar, todos em um arquivo ZIP:</text:span></text:p>
          <text:list>
            <text:list-item>
              <text:p text:style-name="P42"><text:span text:style-name="T24">Este </text:span>documento <text:span text:style-name="T19">preenchido (versão PDF)</text:span></text:p>
            </text:list-item>
            <text:list-item>
              <text:p text:style-name="P42"><text:span text:style-name="T24">A</text:span> <text:span text:style-name="T20">a</text:span>presentação <text:span text:style-name="T19">(Versão PDF)</text:span></text:p>
            </text:list-item>
            <text:list-item>
              <text:p text:style-name="P42"><text:span text:style-name="T24">R</text:span>epositório Git (ou o seu link) <text:span text:style-name="T20">do código com classes principais funcionando</text:span></text:p>
            </text:list-item>
            <text:list-item>
              <text:p text:style-name="P43"><text:span text:style-name="T24">M</text:span>anual de compilação do projeto</text:p>
            </text:list-item>
            <text:list-item>
              <text:p text:style-name="P43"><text:span text:style-name="T24">M</text:span>anual (versão inicial) de funcionamento do projeto</text:p>
              <text:p text:style-name="P43"/>
            </text:list-item>
          </text:list>
        </text:list-item>
        <text:list-item>
          <text:p text:style-name="P44">Se fez em Latex, também envie os TEX.</text:p>
        </text:list-item>
      </text:list>
      <text:p text:style-name="P36"/>
      <text:list xml:id="list214344708528793" text:continue-numbering="true" text:style-name="L1">
        <text:list-item>
          <text:p text:style-name="P40">A cada dia de atraso serão descontados 33% do valor da etapa;</text:p>
          <text:p text:style-name="P40"/>
        </text:list-item>
        <text:list-item>
          <text:p text:style-name="P41">Se for percebido que os componentes da equipe não estão trabalhando juntos, todos receberão nota zero.</text:p>
          <text:p text:style-name="P41"/>
        </text:list-item>
        <text:list-item>
          <text:p text:style-name="P41">Apresentação:</text:p>
          <text:list>
            <text:list-item>
              <text:p text:style-name="P43">Toda equipe deve estar presente e todos devem apresentar</text:p>
            </text:list-item>
            <text:list-item>
              <text:p text:style-name="P41">Pequena introdução ao projeto (relembrar o projeto e seu escopo, um slide)</text:p>
            </text:list-item>
            <text:list-item>
              <text:p text:style-name="P41">Mudanças no projeto da <text:span text:style-name="T21">E</text:span>tapa 0<text:span text:style-name="T20">1</text:span></text:p>
            </text:list-item>
            <text:list-item>
              <text:p text:style-name="P41">Um ou dois requisitos funcionais e seus não funcionais</text:p>
            </text:list-item>
            <text:list-item>
              <text:p text:style-name="P41">Diagrama de caso de uso</text:p>
            </text:list-item>
            <text:list-item>
              <text:p text:style-name="P41">Planejamento do desenvolvimento</text:p>
            </text:list-item>
          </text:list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1pt" fo:font-weight="bold" style:font-size-asian="11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212cm" loext:contextual-spacing="false"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1pt" fo:font-weight="bold" style:font-size-asian="11pt" style:font-weight-asian="bold"/>
    </style:style>
    <style:style style:name="Footnote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language-asian="en" style:country-asian="US" style:font-name-complex="Courier New1" style:font-family-complex="'Courier New'" style:font-family-generic-complex="system" style:font-pitch-complex="variable"/>
    </style:style>
    <style:style style:name="Normal_20_Simples" style:display-name="Normal Simples" style:family="paragraph" style:parent-style-name="Standard" style:default-outline-level="">
      <style:paragraph-properties fo:margin-left="0cm" fo:margin-right="0cm" fo:text-align="justify" style:justify-single-word="false" fo:text-indent="1.27cm" style:auto-text-indent="false"/>
      <style:text-properties fo:font-size="12pt" style:font-size-asian="12pt" style:language-asian="en" style:country-asian="US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_20_nota_20_de_20_fim_20_Char" style:display-name="Texto de nota de fim Ch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Texto_20_sem_20_Formatação_20_Char" style:display-name="Texto sem Formatação Char" style:family="text">
      <style:text-properties style:font-name="Courier New" fo:font-family="'Courier New'" style:font-family-generic="roman" style:font-pitch="variable" style:language-asian="en" style:country-asian="US" style:font-name-complex="Courier New1" style:font-family-complex="'Courier New'" style:font-family-generic-complex="system" style:font-pitch-complex="variable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text:list-tab-stop-position="1.931cm" fo:text-indent="-0.661cm" fo:margin-left="1.931cm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Tahoma" fo:font-size="11pt" style:font-size-asian="11pt" style:font-name-complex="Tahoma1" style:font-size-complex="11pt"/>
    </style:style>
    <style:style style:name="MP2" style:family="paragraph" style:parent-style-name="Standard">
      <style:paragraph-properties fo:margin-left="2.498cm" fo:margin-right="0cm" fo:text-align="start" style:justify-single-word="false" fo:text-indent="0cm" style:auto-text-indent="false"/>
    </style:style>
    <style:style style:name="MP3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Tahoma" fo:font-size="11pt" officeooo:rsid="0016622a" style:font-size-asian="11pt" style:font-name-complex="Tahoma1" style:font-size-complex="11pt"/>
    </style:style>
    <style:style style:name="M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5" style:family="paragraph" style:parent-style-name="Header">
      <style:paragraph-properties fo:text-align="center" style:justify-single-word="false"/>
      <style:text-properties style:font-name="Verdana" fo:font-size="8pt" fo:font-weight="bold" style:font-size-asian="8pt" style:font-weight-asian="bold" style:font-name-complex="Tahoma1" style:font-size-complex="14pt"/>
    </style:style>
    <style:style style:name="MP6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officeooo:rsid="0017c886"/>
    </style:style>
    <style:style style:name="MT2" style:family="text">
      <style:text-properties style:font-name="Tahoma" fo:font-size="11pt" style:font-size-asian="11pt" style:font-name-complex="Tahoma1" style:font-size-complex="11pt"/>
    </style:style>
    <style:style style:name="MT3" style:family="text">
      <style:text-properties style:font-name="Tahoma" fo:font-size="11pt" officeooo:rsid="0016622a" style:font-size-asian="11pt" style:font-name-complex="Tahoma1" style:font-size-complex="11pt"/>
    </style:style>
    <style:style style:name="MT4" style:family="text">
      <style:text-properties style:font-name="Verdana" fo:font-size="14pt" fo:font-weight="bold" style:font-size-asian="14pt" style:font-weight-asian="bold" style:font-name-complex="Tahoma1" style:font-size-complex="14pt"/>
    </style:style>
    <style:style style:name="MT5" style:family="text">
      <style:text-properties style:font-name="Verdana" fo:font-size="14pt" fo:font-weight="bold" officeooo:rsid="00341646" style:font-size-asian="14pt" style:font-weight-asian="bold" style:font-name-complex="Tahoma1" style:font-size-complex="14pt"/>
    </style:style>
    <style:style style:name="MT6" style:family="text">
      <style:text-properties style:font-name="Verdana" fo:font-size="14pt" fo:font-weight="bold" officeooo:rsid="0016622a" style:font-size-asian="14pt" style:font-weight-asian="bold" style:font-name-complex="Tahoma1" style:font-size-complex="14pt"/>
    </style:style>
    <style:style style:name="MT7" style:family="text">
      <style:text-properties officeooo:rsid="0016622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406cm" fo:padding-bottom="0.637cm" fo:padding-left="0.406cm" fo:padding-right="0.406cm" style:shadow="#000000 0.018cm 0.018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shadow="#000000 0.018cm 0.01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0.049cm" svg:y="0.106cm" svg:width="2cm" svg:height="1.45cm" draw:z-index="1"><draw:image xlink:href="Pictures/10000201000000640000004BD65F4D874300EF34.png" xlink:type="simple" xlink:show="embed" xlink:actuate="onLoad" loext:mime-type="image/png"/></draw:frame>Universidade Federal de Viçosa – Campus Rio Paranaíba<text:span text:style-name="MT1"> – </text:span>Curso Sistemas de Informação</text:p>
        <text:p text:style-name="MP1">Disciplina: SIN143 – Laboratório de Programação</text:p>
        <text:p text:style-name="MP2"><text:span text:style-name="MT2">Professor: </text:span><text:span text:style-name="MT3">João Batista Ribeiro</text:span></text:p>
        <text:p text:style-name="MP3"/>
        <text:p text:style-name="MP4"><text:span text:style-name="MT4">Projeto 1 – Etapa </text:span><text:span text:style-name="MT5">2</text:span><text:span text:style-name="MT6"> – </text:span><text:span text:style-name="MT4">Detalhamento do Projeto</text:span></text:p>
        <text:p text:style-name="MP5"/>
      </style:header>
      <style:footer>
        <text:p text:style-name="MP6"/>
        <text:p text:style-name="MP6">Rio Paranaíba – MG – 201<text:span text:style-name="MT7">9</text:span> – 1º Semestre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9-04-22T15:22:51.635373560</meta:creation-date>
    <meta:editing-duration>PT3M28S</meta:editing-duration>
    <meta:generator>LibreOffice/6.2.3.2$Linux_X86_64 LibreOffice_project/20$Build-2</meta:generator>
    <meta:initial-creator>João Batista</meta:initial-creator>
    <dc:date>2019-05-13T21:37:08.799602048</dc:date>
    <dc:creator>João Batista</dc:creator>
    <meta:document-statistic meta:table-count="10" meta:image-count="1" meta:object-count="0" meta:page-count="2" meta:paragraph-count="67" meta:word-count="480" meta:character-count="2697" meta:non-whitespace-character-count="2285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